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Lohit Hindi1" svg:font-family="'Lohit Hindi'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in_20_espaciado">
      <style:text-properties style:font-name="Cambria Math1" fo:font-size="14pt" fo:font-style="italic" style:text-underline-style="none" officeooo:rsid="001803c0" officeooo:paragraph-rsid="001803c0" fo:background-color="#ffff00" style:font-name-asian="Arial" style:font-size-asian="12.25pt" style:font-style-asian="italic" style:font-name-complex="Cambria Math" style:font-size-complex="14pt" style:font-style-complex="italic"/>
    </style:style>
    <style:style style:name="P2" style:family="paragraph" style:parent-style-name="Sin_20_espaciado">
      <style:text-properties style:font-name="Cambria Math1" fo:font-size="14pt" fo:font-style="italic" style:text-underline-style="none" officeooo:rsid="0019a8a7" officeooo:paragraph-rsid="0019a8a7" fo:background-color="#ffff00" style:font-name-asian="Arial" style:font-size-asian="12.25pt" style:font-style-asian="italic" style:font-name-complex="Cambria Math" style:font-size-complex="14pt" style:font-style-complex="italic"/>
    </style:style>
    <style:style style:name="P3" style:family="paragraph" style:parent-style-name="Sin_20_espaciado">
      <style:text-properties style:font-name="Cambria Math1" fo:font-size="14pt" fo:font-style="italic" style:text-underline-style="none" officeooo:rsid="001b9047" officeooo:paragraph-rsid="001b9047" fo:background-color="#ffff00" style:font-name-asian="Arial" style:font-size-asian="12.25pt" style:font-style-asian="italic" style:font-name-complex="Cambria Math" style:font-size-complex="14pt" style:font-style-complex="italic"/>
    </style:style>
    <style:style style:name="P4" style:family="paragraph" style:parent-style-name="Sin_20_espaciado">
      <style:text-properties style:font-name="Cambria Math1" fo:font-size="14pt" fo:font-style="italic" officeooo:rsid="0019a8a7" officeooo:paragraph-rsid="0019a8a7" fo:background-color="#ffff00" style:font-name-asian="Arial" style:font-size-asian="14pt" style:font-style-asian="italic" style:font-name-complex="Cambria Math" style:font-size-complex="14pt" style:font-style-complex="italic"/>
    </style:style>
    <style:style style:name="P5" style:family="paragraph" style:parent-style-name="Sin_20_espaciado">
      <style:text-properties style:font-name="Cambria Math1" fo:font-size="14pt" fo:font-style="italic" officeooo:rsid="001803c0" officeooo:paragraph-rsid="001803c0" fo:background-color="#ffff00" style:font-name-asian="Arial" style:font-size-asian="14pt" style:font-style-asian="italic" style:font-name-complex="Cambria Math" style:font-size-complex="14pt" style:font-style-complex="italic"/>
    </style:style>
    <style:style style:name="P6" style:family="paragraph" style:parent-style-name="Sin_20_espaciado">
      <style:text-properties style:font-name="Cambria Math1" fo:font-size="14pt" fo:font-style="italic" officeooo:rsid="0029ca2c" officeooo:paragraph-rsid="0029ca2c" fo:background-color="#ffff00" style:font-name-asian="Arial" style:font-size-asian="14pt" style:font-style-asian="italic" style:font-name-complex="Cambria Math" style:font-size-complex="14pt" style:font-style-complex="italic"/>
    </style:style>
    <style:style style:name="P7" style:family="paragraph" style:parent-style-name="Sin_20_espaciado">
      <style:text-properties style:font-name="Cambria Math1" fo:font-size="14pt" fo:font-style="italic" officeooo:rsid="001b9047" officeooo:paragraph-rsid="001b9047" fo:background-color="#ffff00" style:font-name-asian="Arial" style:font-size-asian="14pt" style:font-style-asian="italic" style:font-name-complex="Cambria Math" style:font-size-complex="14pt" style:font-style-complex="italic"/>
    </style:style>
    <style:style style:name="P8" style:family="paragraph" style:parent-style-name="Sin_20_espaciado">
      <style:text-properties style:font-name="Cambria Math1" officeooo:paragraph-rsid="001803c0" style:font-name-asian="Arial" style:font-name-complex="Cambria Math"/>
    </style:style>
    <style:style style:name="P9" style:family="paragraph" style:parent-style-name="Sin_20_espaciado">
      <style:text-properties style:font-name="Cambria Math1" fo:font-size="24pt" fo:font-weight="bold" officeooo:rsid="001803c0" officeooo:paragraph-rsid="001803c0" fo:background-color="#ffff00" style:font-name-asian="Arial" style:font-size-asian="24pt" style:font-weight-asian="bold" style:font-name-complex="Cambria Math" style:font-size-complex="24pt" style:font-weight-complex="bold"/>
    </style:style>
    <style:style style:name="P10" style:family="paragraph" style:parent-style-name="Sin_20_espaciado">
      <style:text-properties style:font-name="Cambria Math1" fo:font-size="18pt" fo:font-style="normal" style:text-underline-style="solid" style:text-underline-width="auto" style:text-underline-color="font-color" officeooo:rsid="001803c0" officeooo:paragraph-rsid="001803c0" fo:background-color="#ffff00" style:font-name-asian="Arial" style:font-size-asian="18pt" style:font-style-asian="normal" style:font-name-complex="Cambria Math" style:font-size-complex="18pt" style:font-style-complex="normal"/>
    </style:style>
    <style:style style:name="P11" style:family="paragraph" style:parent-style-name="Sin_20_espaciado">
      <style:text-properties style:font-name="Cambria Math1" fo:font-size="18pt" style:text-underline-style="solid" style:text-underline-width="auto" style:text-underline-color="font-color" officeooo:rsid="001803c0" officeooo:paragraph-rsid="001803c0" fo:background-color="#ffff00" style:font-name-asian="Arial" style:font-size-asian="18pt" style:font-name-complex="Cambria Math" style:font-size-complex="18pt"/>
    </style:style>
    <style:style style:name="P12" style:family="paragraph" style:parent-style-name="Sin_20_espaciado">
      <style:text-properties style:font-name="Cambria Math1" fo:font-size="18pt" style:text-underline-style="solid" style:text-underline-width="auto" style:text-underline-color="font-color" officeooo:rsid="001803c0" officeooo:paragraph-rsid="001803c0" fo:background-color="#ffff00" style:font-name-asian="Arial" style:font-size-asian="15.75pt" style:font-name-complex="Cambria Math" style:font-size-complex="18pt"/>
    </style:style>
    <style:style style:name="P13" style:family="paragraph" style:parent-style-name="Sin_20_espaciado" style:list-style-name="WW8Num1">
      <style:text-properties style:font-name="Cambria Math1" officeooo:rsid="001cc374" officeooo:paragraph-rsid="001cc374" style:font-name-asian="Arial" style:font-name-complex="Cambria Math"/>
    </style:style>
    <style:style style:name="P14" style:family="paragraph" style:parent-style-name="Sin_20_espaciado" style:list-style-name="WW8Num1">
      <style:text-properties style:font-name="Cambria Math1" officeooo:rsid="001cc374" officeooo:paragraph-rsid="00275984" style:font-name-asian="Arial" style:font-name-complex="Cambria Math"/>
    </style:style>
    <style:style style:name="P15" style:family="paragraph" style:parent-style-name="Sin_20_espaciado" style:list-style-name="WW8Num1">
      <style:text-properties style:font-name="Cambria Math1" officeooo:rsid="001cc374" officeooo:paragraph-rsid="0029ca2c" style:font-name-asian="Arial" style:font-name-complex="Cambria Math"/>
    </style:style>
    <style:style style:name="P16" style:family="paragraph" style:parent-style-name="Sin_20_espaciado" style:list-style-name="WW8Num1">
      <style:text-properties style:font-name="Cambria Math1" officeooo:rsid="001cc915" officeooo:paragraph-rsid="001cc915" style:font-name-asian="Arial" style:font-name-complex="Cambria Math"/>
    </style:style>
    <style:style style:name="P17" style:family="paragraph" style:parent-style-name="Sin_20_espaciado" style:list-style-name="WW8Num1">
      <style:text-properties style:font-name="Cambria Math1" officeooo:rsid="00201f9d" officeooo:paragraph-rsid="00201f9d" style:font-name-asian="Arial" style:font-name-complex="Cambria Math"/>
    </style:style>
    <style:style style:name="P18" style:family="paragraph" style:parent-style-name="Sin_20_espaciado" style:list-style-name="WW8Num1">
      <style:text-properties style:font-name="Cambria Math1" officeooo:rsid="00201f9d" officeooo:paragraph-rsid="0022b67c" style:font-name-asian="Arial" style:font-name-complex="Cambria Math"/>
    </style:style>
    <style:style style:name="P19" style:family="paragraph" style:parent-style-name="Sin_20_espaciado" style:list-style-name="WW8Num1">
      <style:text-properties style:font-name="Cambria Math1" officeooo:paragraph-rsid="001cc374" style:font-name-asian="Arial" style:font-name-complex="Cambria Math"/>
    </style:style>
    <style:style style:name="P20" style:family="paragraph" style:parent-style-name="Sin_20_espaciado" style:list-style-name="WW8Num1">
      <style:text-properties style:font-name="Cambria Math1" officeooo:paragraph-rsid="0019ac58" style:font-name-asian="Arial" style:font-name-complex="Cambria Math"/>
    </style:style>
    <style:style style:name="P21" style:family="paragraph" style:parent-style-name="Sin_20_espaciado" style:list-style-name="WW8Num1">
      <style:text-properties style:font-name="Cambria Math1" officeooo:paragraph-rsid="00257f20" style:font-name-asian="Arial" style:font-name-complex="Cambria Math"/>
    </style:style>
    <style:style style:name="P22" style:family="paragraph" style:parent-style-name="Sin_20_espaciado" style:list-style-name="WW8Num1">
      <style:text-properties style:font-name="Cambria Math1" officeooo:paragraph-rsid="002831eb" style:font-name-asian="Arial" style:font-name-complex="Cambria Math"/>
    </style:style>
    <style:style style:name="P23" style:family="paragraph" style:parent-style-name="Sin_20_espaciado" style:list-style-name="WW8Num1">
      <style:text-properties style:font-name="Cambria Math1" officeooo:paragraph-rsid="001b9047" style:font-name-asian="Arial" style:font-name-complex="Cambria Math"/>
    </style:style>
    <style:style style:name="P24" style:family="paragraph" style:parent-style-name="Sin_20_espaciado" style:list-style-name="WW8Num1">
      <style:text-properties style:font-name="Cambria Math1" officeooo:paragraph-rsid="0029ca2c" style:font-name-asian="Arial" style:font-name-complex="Cambria Math"/>
    </style:style>
    <style:style style:name="P25" style:family="paragraph" style:parent-style-name="Sin_20_espaciado" style:list-style-name="WW8Num1">
      <style:text-properties style:font-name="Cambria Math1" officeooo:rsid="001d0bf0" officeooo:paragraph-rsid="001d0bf0" style:font-name-asian="Arial" style:font-name-complex="Cambria Math"/>
    </style:style>
    <style:style style:name="P26" style:family="paragraph" style:parent-style-name="Sin_20_espaciado" style:list-style-name="WW8Num1">
      <style:text-properties style:font-name="Cambria Math1" officeooo:rsid="002831eb" officeooo:paragraph-rsid="002831eb" style:font-name-asian="Arial" style:font-name-complex="Cambria Math"/>
    </style:style>
    <style:style style:name="P27" style:family="paragraph" style:parent-style-name="Sin_20_espaciado" style:list-style-name="WW8Num1">
      <style:text-properties style:font-name="Cambria Math1" officeooo:rsid="001ecbc7" officeooo:paragraph-rsid="001ecbc7" style:font-name-asian="Arial" style:font-name-complex="Cambria Math"/>
    </style:style>
    <style:style style:name="P28" style:family="paragraph" style:parent-style-name="Sin_20_espaciado" style:list-style-name="WW8Num1">
      <style:text-properties style:font-name="Cambria Math1" officeooo:rsid="00213ded" officeooo:paragraph-rsid="00213ded" style:font-name-asian="Arial" style:font-name-complex="Cambria Math"/>
    </style:style>
    <style:style style:name="P29" style:family="paragraph" style:parent-style-name="Sin_20_espaciado" style:list-style-name="WW8Num1">
      <style:text-properties style:font-name="Cambria Math1" officeooo:rsid="0022b67c" officeooo:paragraph-rsid="0022b67c" style:font-name-asian="Arial" style:font-name-complex="Cambria Math"/>
    </style:style>
    <style:style style:name="P30" style:family="paragraph" style:parent-style-name="Sin_20_espaciado" style:list-style-name="WW8Num1">
      <style:text-properties style:font-name="Cambria Math1" officeooo:rsid="0022b67c" officeooo:paragraph-rsid="0028a3ed" style:font-name-asian="Arial" style:font-name-complex="Cambria Math"/>
    </style:style>
    <style:style style:name="P31" style:family="paragraph" style:parent-style-name="Sin_20_espaciado" style:list-style-name="WW8Num1">
      <style:text-properties style:font-name="Cambria Math1" officeooo:rsid="00275984" officeooo:paragraph-rsid="00275984" style:font-name-asian="Arial" style:font-name-complex="Cambria Math"/>
    </style:style>
    <style:style style:name="P32" style:family="paragraph" style:parent-style-name="Sin_20_espaciado" style:list-style-name="WW8Num1">
      <style:text-properties style:font-name="Cambria Math1" officeooo:rsid="0029ca2c" officeooo:paragraph-rsid="0029ca2c" style:font-name-asian="Arial" style:font-name-complex="Cambria Math"/>
    </style:style>
    <style:style style:name="P33" style:family="paragraph" style:parent-style-name="Sin_20_espaciado" style:list-style-name="WW8Num1">
      <style:text-properties style:font-name="Cambria Math1" officeooo:rsid="002a40d0" officeooo:paragraph-rsid="002a40d0" style:font-name-asian="Arial" style:font-name-complex="Cambria Math"/>
    </style:style>
    <style:style style:name="P34" style:family="paragraph" style:parent-style-name="Sin_20_espaciado" style:list-style-name="WW8Num1">
      <style:text-properties style:font-name="Cambria Math1" officeooo:rsid="002ff295" officeooo:paragraph-rsid="002ff295" style:font-name-asian="Arial" style:font-name-complex="Cambria Math"/>
    </style:style>
    <style:style style:name="P35" style:family="paragraph" style:parent-style-name="Sin_20_espaciado" style:list-style-name="WW8Num1">
      <style:text-properties style:font-name="Cambria Math1" fo:font-size="12pt" fo:font-style="normal" officeooo:rsid="001803c0" officeooo:paragraph-rsid="0019ac58" style:font-name-asian="Arial" style:font-size-asian="12pt" style:font-style-asian="normal" style:font-name-complex="Cambria Math" style:font-size-complex="12pt" style:font-style-complex="normal"/>
    </style:style>
    <style:style style:name="P36" style:family="paragraph" style:parent-style-name="Sin_20_espaciado" style:list-style-name="WW8Num1">
      <style:text-properties style:font-name="Cambria Math1" fo:font-size="12pt" fo:font-style="normal" officeooo:rsid="0019a8a7" officeooo:paragraph-rsid="0019ac58" style:font-name-asian="Arial" style:font-size-asian="12pt" style:font-style-asian="normal" style:font-name-complex="Cambria Math" style:font-size-complex="12pt" style:font-style-complex="normal"/>
    </style:style>
    <style:style style:name="P37" style:family="paragraph" style:parent-style-name="Sin_20_espaciado" style:list-style-name="WW8Num1">
      <style:text-properties style:font-name="Cambria Math1" fo:font-size="12pt" fo:font-style="normal" officeooo:rsid="0019a8a7" officeooo:paragraph-rsid="001b9047" style:font-name-asian="Arial" style:font-size-asian="10.5pt" style:font-style-asian="normal" style:font-name-complex="Cambria Math" style:font-size-complex="12pt" style:font-style-complex="normal"/>
    </style:style>
    <style:style style:name="P38" style:family="paragraph" style:parent-style-name="Sin_20_espaciado" style:list-style-name="WW8Num1">
      <style:text-properties style:font-name="Cambria Math1" fo:font-size="12pt" fo:font-style="normal" officeooo:paragraph-rsid="001b9047" fo:background-color="transparent" style:font-name-asian="Arial" style:font-size-asian="12pt" style:font-style-asian="normal" style:font-name-complex="Cambria Math" style:font-size-complex="12pt" style:font-style-complex="normal"/>
    </style:style>
    <style:style style:name="P39" style:family="paragraph" style:parent-style-name="Sin_20_espaciado" style:list-style-name="WW8Num1">
      <style:text-properties style:font-name="Cambria Math1" fo:font-size="12pt" fo:font-style="normal" officeooo:rsid="001803c0" officeooo:paragraph-rsid="001b9047" fo:background-color="transparent" style:font-name-asian="Arial" style:font-size-asian="12pt" style:font-style-asian="normal" style:font-name-complex="Cambria Math" style:font-size-complex="12pt" style:font-style-complex="normal"/>
    </style:style>
    <style:style style:name="P40" style:family="paragraph" style:parent-style-name="Sin_20_espaciado" style:list-style-name="WW8Num1">
      <style:text-properties style:font-name="Cambria Math1" fo:font-size="12pt" fo:font-style="normal" officeooo:paragraph-rsid="001b9047" style:font-size-asian="12pt" style:font-style-asian="normal" style:font-name-complex="Cambria Math" style:font-size-complex="12pt" style:font-style-complex="normal"/>
    </style:style>
    <style:style style:name="P41" style:family="paragraph" style:parent-style-name="Sin_20_espaciado" style:list-style-name="WW8Num1">
      <style:text-properties style:font-name="Cambria Math1" fo:font-size="12pt" fo:font-style="normal" officeooo:paragraph-rsid="0030835f" style:font-size-asian="12pt" style:font-style-asian="normal" style:font-name-complex="Cambria Math" style:font-size-complex="12pt" style:font-style-complex="normal"/>
    </style:style>
    <style:style style:name="P42" style:family="paragraph" style:parent-style-name="Sin_20_espaciado" style:list-style-name="WW8Num1">
      <style:text-properties style:font-name="Cambria Math1" fo:font-size="12pt" fo:font-style="normal" officeooo:rsid="0030835f" officeooo:paragraph-rsid="0030835f" style:font-size-asian="12pt" style:font-style-asian="normal" style:font-name-complex="Cambria Math" style:font-size-complex="12pt" style:font-style-complex="normal"/>
    </style:style>
    <style:style style:name="P43" style:family="paragraph" style:parent-style-name="Sin_20_espaciado" style:list-style-name="WW8Num1">
      <style:text-properties style:font-name="Cambria Math1" fo:font-size="12pt" fo:font-style="normal" style:text-underline-style="none" officeooo:rsid="001803c0" officeooo:paragraph-rsid="001b9047" style:font-name-asian="Arial" style:font-size-asian="12pt" style:font-style-asian="normal" style:font-name-complex="Cambria Math" style:font-size-complex="12pt" style:font-style-complex="normal"/>
    </style:style>
    <style:style style:name="P44" style:family="paragraph" style:parent-style-name="Sin_20_espaciado" style:list-style-name="WW8Num1">
      <style:text-properties style:font-name="Cambria Math1" fo:font-size="12pt" officeooo:paragraph-rsid="0019ac58" style:font-name-asian="Arial" style:font-size-asian="12pt" style:font-name-complex="Cambria Math" style:font-size-complex="12pt"/>
    </style:style>
    <style:style style:name="P45" style:family="paragraph" style:parent-style-name="Sin_20_espaciado" style:list-style-name="WW8Num1">
      <style:text-properties style:font-name="Cambria Math1" fo:font-style="normal" officeooo:paragraph-rsid="0019ac58" style:font-name-asian="Arial" style:font-style-asian="normal" style:font-name-complex="Cambria Math" style:font-style-complex="normal"/>
    </style:style>
    <style:style style:name="P46" style:family="paragraph" style:parent-style-name="Sin_20_espaciado" style:list-style-name="WW8Num1">
      <style:text-properties style:font-name="Cambria Math1" fo:font-style="normal" officeooo:paragraph-rsid="001b9047" style:font-name-asian="Arial" style:font-style-asian="normal" style:font-name-complex="Cambria Math" style:font-style-complex="normal"/>
    </style:style>
    <style:style style:name="P47" style:family="paragraph" style:parent-style-name="Sin_20_espaciado" style:list-style-name="WW8Num1">
      <style:text-properties style:font-name="Cambria Math1" fo:font-style="normal" officeooo:rsid="0023dfcf" officeooo:paragraph-rsid="0023dfcf" style:font-name-asian="Arial" style:font-style-asian="normal" style:font-name-complex="Cambria Math" style:font-style-complex="normal"/>
    </style:style>
    <style:style style:name="P48" style:family="paragraph" style:parent-style-name="Sin_20_espaciado" style:list-style-name="WW8Num1">
      <style:text-properties style:font-name="Cambria Math1" fo:font-style="normal" officeooo:rsid="002ff295" officeooo:paragraph-rsid="002ff295" style:font-name-asian="Arial" style:font-style-asian="normal" style:font-name-complex="Cambria Math" style:font-style-complex="normal"/>
    </style:style>
    <style:style style:name="P49" style:family="paragraph" style:parent-style-name="Sin_20_espaciado" style:list-style-name="WW8Num1">
      <style:text-properties style:font-name="Cambria Math1" officeooo:paragraph-rsid="0019ac58"/>
    </style:style>
    <style:style style:name="P50" style:family="paragraph" style:parent-style-name="Sin_20_espaciado">
      <style:text-properties style:font-name="Cambria Math1" fo:font-size="14pt" fo:font-style="italic" style:text-underline-style="none" officeooo:rsid="001803c0" officeooo:paragraph-rsid="001803c0" fo:background-color="#ffff00" style:font-name-asian="Arial" style:font-size-asian="12.25pt" style:font-style-asian="italic" style:font-name-complex="Cambria Math" style:font-size-complex="14pt" style:font-style-complex="italic"/>
    </style:style>
    <style:style style:name="P51" style:family="paragraph" style:parent-style-name="Sin_20_espaciado" style:list-style-name="WW8Num1">
      <style:text-properties style:font-name="Cambria Math" officeooo:paragraph-rsid="001c7f4f" style:font-name-asian="Arial" style:font-name-complex="Cambria Math"/>
    </style:style>
    <style:style style:name="T1" style:family="text">
      <style:text-properties officeooo:rsid="0019a8a7"/>
    </style:style>
    <style:style style:name="T2" style:family="text">
      <style:text-properties fo:font-size="12pt" style:font-name-asian="Arial" style:font-size-asian="12pt" style:font-name-complex="Cambria Math" style:font-size-complex="12pt"/>
    </style:style>
    <style:style style:name="T3" style:family="text">
      <style:text-properties fo:font-size="12pt" fo:font-style="normal" officeooo:rsid="0019a8a7" style:font-size-asian="10.5pt" style:font-style-asian="normal" style:font-size-complex="12pt" style:font-style-complex="normal"/>
    </style:style>
    <style:style style:name="T4" style:family="text">
      <style:text-properties style:font-name-asian="Arial" style:font-name-complex="Cambria Math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4pt" fo:font-style="italic" style:text-underline-style="none" officeooo:rsid="001803c0" fo:background-color="#ffff00" style:font-size-asian="12.25pt" style:font-style-asian="italic" style:font-size-complex="14pt" style:font-style-complex="italic"/>
    </style:style>
    <style:style style:name="T7" style:family="text">
      <style:text-properties fo:font-size="14pt" fo:font-style="italic" style:text-underline-style="none" officeooo:rsid="0019a8a7" fo:background-color="#ffff00" style:font-size-asian="12.25pt" style:font-style-asian="italic" style:font-size-complex="14pt" style:font-style-complex="italic"/>
    </style:style>
    <style:style style:name="T8" style:family="text">
      <style:text-properties fo:font-size="14pt" fo:font-style="italic" style:text-underline-style="none" officeooo:rsid="001c7f4f" fo:background-color="#ffff00" style:font-size-asian="12.25pt" style:font-style-asian="italic" style:font-size-complex="14pt" style:font-style-complex="italic"/>
    </style:style>
    <style:style style:name="T9" style:family="text">
      <style:text-properties officeooo:rsid="001b9047"/>
    </style:style>
    <style:style style:name="T10" style:family="text">
      <style:text-properties officeooo:rsid="001c7f4f"/>
    </style:style>
    <style:style style:name="T11" style:family="text">
      <style:text-properties fo:background-color="transparent"/>
    </style:style>
    <style:style style:name="T12" style:family="text">
      <style:text-properties officeooo:rsid="001fc1a4"/>
    </style:style>
    <style:style style:name="T13" style:family="text">
      <style:text-properties officeooo:rsid="00201f9d"/>
    </style:style>
    <style:style style:name="T14" style:family="text">
      <style:text-properties officeooo:rsid="00213ded"/>
    </style:style>
    <style:style style:name="T15" style:family="text">
      <style:text-properties officeooo:rsid="0022b67c"/>
    </style:style>
    <style:style style:name="T16" style:family="text">
      <style:text-properties officeooo:rsid="00257f20"/>
    </style:style>
    <style:style style:name="T17" style:family="text">
      <style:text-properties officeooo:rsid="002831eb"/>
    </style:style>
    <style:style style:name="T18" style:family="text">
      <style:text-properties officeooo:rsid="0029ca2c"/>
    </style:style>
    <style:style style:name="T19" style:family="text">
      <style:text-properties officeooo:rsid="002a40d0"/>
    </style:style>
    <style:style style:name="T20" style:family="text">
      <style:text-properties officeooo:rsid="003083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odulo de Administracion</text:p>
      <text:p text:style-name="P10">Administracion de Proyectos y sus Fases</text:p>
      <text:p text:style-name="P5"><text:span text:style-name="T1">Creacion</text:span> de Proyectos</text:p>
      <text:p text:style-name="P5"/>
      <text:list xml:id="list4193344113780181269" text:style-name="WW8Num1">
        <text:list-item>
          <text:p text:style-name="P13">El sistema permitira la creacion de un nuevo Proyecto con los siguientes atributos:</text:p>
          <text:list>
            <text:list-item>
              <text:p text:style-name="P13">IdProyecto: identificador <text:span text:style-name="T12">numerico </text:span>unico del proyecto.</text:p>
            </text:list-item>
            <text:list-item>
              <text:p text:style-name="P13">Nombre: nombre <text:span text:style-name="T12">unico</text:span> del proyecto.</text:p>
            </text:list-item>
            <text:list-item>
              <text:p text:style-name="P13">Descripcion: <text:span text:style-name="T12">breve </text:span>descripcion del proyecto</text:p>
            </text:list-item>
            <text:list-item>
              <text:p text:style-name="P13">Lider: <text:span text:style-name="T12">identificador del usuario creador del proyecto.</text:span></text:p>
            </text:list-item>
            <text:list-item>
              <text:p text:style-name="P16">ComiteDeCambios: contiene los identificadores de los <text:span text:style-name="T12">usuarios integrantes</text:span> del comité de gestion de cambios.</text:p>
              <text:list>
                <text:list-item>
                  <text:p text:style-name="P17">La cantidad de integrantes debe ser impar.</text:p>
                </text:list-item>
              </text:list>
            </text:list-item>
            <text:list-item>
              <text:p text:style-name="P13">Presupuesto: presupuesto total del proyecto.</text:p>
            </text:list-item>
            <text:list-item>
              <text:p text:style-name="P13">Estado: estado actual del proyecto.</text:p>
              <text:list>
                <text:list-item>
                  <text:p text:style-name="P13">El estado pueden tener los siguientes estados:</text:p>
                  <text:list>
                    <text:list-item>
                      <text:p text:style-name="P19">PEN(Pendiente): Se podrán realizar modificaciones en los datos del Proyecto y crear Fases asociadas al mismo.</text:p>
                    </text:list-item>
                    <text:list-item>
                      <text:p text:style-name="P19">ANU(Anulado): No se podrá realizar modificación alguna sobre los Datos del Proyecto, ni otras funcionalidades asociadas al mismo.</text:p>
                    </text:list-item>
                    <text:list-item>
                      <text:p text:style-name="P19">ACT(Activo): El proyecto ya puede ser visualizado en los módulos de <text:span text:style-name="T13">Gestion de Cambios</text:span> y Desarrollo.</text:p>
                    </text:list-item>
                    <text:list-item>
                      <text:p text:style-name="P13">FIN(Finalizado): No se podrá realizar modificación alguna sobre los Datos del Proyecto, pero se podrá visualizar los módulos de <text:span text:style-name="T13">Gestion de Cambios</text:span> y Desarrollo.</text:p>
                    </text:list-item>
                  </text:list>
                </text:list-item>
                <text:list-item>
                  <text:p text:style-name="P17">El estado por defecto a la hora de la creacion es PEN.</text:p>
                </text:list-item>
              </text:list>
            </text:list-item>
            <text:list-item>
              <text:p text:style-name="P13">FechaCreacion: fecha de creacion del proyecto.</text:p>
            </text:list-item>
            <text:list-item>
              <text:p text:style-name="P25">FechaFinalizacion: posible fecha de finalizacion del proyecto.</text:p>
            </text:list-item>
            <text:list-item>
              <text:p text:style-name="P17">CostoTotal: es la suma del costo de todos los items aprobados dentro del proyecto.</text:p>
            </text:list-item>
            <text:list-item>
              <text:p text:style-name="P13">Complejidad: indicador del nivel de complejidad del proyecto.</text:p>
            </text:list-item>
            <text:list-item>
              <text:p text:style-name="P17">Fases: conjunto de fases integradas dentro del proyecto.</text:p>
            </text:list-item>
            <text:list-item>
              <text:p text:style-name="P26">ConjuntoRoles: conjunto de roles asignadas para el proyecto.</text:p>
            </text:list-item>
          </text:list>
        </text:list-item>
        <text:list-item>
          <text:p text:style-name="P27">El usuario que haya creado el proyecto tendra el rol de Lider de Proyecto.</text:p>
        </text:list-item>
        <text:list-item>
          <text:p text:style-name="P16">Los atributos que el usuario debe completar a la hora de crear un proyecto son: </text:p>
          <text:list>
            <text:list-item>
              <text:p text:style-name="P16">Nombre, <text:span text:style-name="T13">obligatorio.</text:span></text:p>
            </text:list-item>
            <text:list-item>
              <text:p text:style-name="P16">Descripcion, <text:span text:style-name="T13">opcional.</text:span></text:p>
            </text:list-item>
            <text:list-item>
              <text:p text:style-name="P16">ComiteDeCambios, <text:span text:style-name="T13">obligatorio.</text:span></text:p>
            </text:list-item>
            <text:list-item>
              <text:p text:style-name="P25">FechaFinalizacion, <text:span text:style-name="T13">opcional.</text:span></text:p>
            </text:list-item>
          </text:list>
        </text:list-item>
        <text:list-item>
          <text:p text:style-name="P16">Los atributos proveidos por el Sistema son: </text:p>
          <text:list>
            <text:list-item>
              <text:p text:style-name="P16">IdProyecto</text:p>
            </text:list-item>
            <text:list-item>
              <text:p text:style-name="P16">Lider</text:p>
            </text:list-item>
            <text:list-item>
              <text:p text:style-name="P16">Presupuesto</text:p>
            </text:list-item>
            <text:list-item>
              <text:p text:style-name="P16"><text:soft-page-break/>Estado</text:p>
            </text:list-item>
            <text:list-item>
              <text:p text:style-name="P16">FechaCreacion</text:p>
            </text:list-item>
            <text:list-item>
              <text:p text:style-name="P16">Complejidad</text:p>
            </text:list-item>
          </text:list>
        </text:list-item>
        <text:list-item>
          <text:p text:style-name="P17">La cantidad minima para crear un proyecto depende de la cantidad de usuarios integrantes del comité de cambios.</text:p>
        </text:list-item>
        <text:list-item>
          <text:p text:style-name="P28">El proyecto debe tener al menos una fase para cambiar su estado a Activo.</text:p>
        </text:list-item>
        <text:list-item>
          <text:p text:style-name="P34">Los proyectos pueden ser importados.</text:p>
          <text:list>
            <text:list-item>
              <text:p text:style-name="P34">El proyecto copiado tendra los mismos valores en sus atributos excepto el usuario y el identificar del proyecto.</text:p>
            </text:list-item>
          </text:list>
        </text:list-item>
        <text:list-item>
          <text:p text:style-name="P35">El sistema registrará automáticamente el Usuario, la fecha y hora de la creación del Proyecto.</text:p>
        </text:list-item>
      </text:list>
      <text:p text:style-name="P4">Modificacion de Proyectos</text:p>
      <text:list xml:id="list210955447195905" text:continue-numbering="true" text:style-name="WW8Num1">
        <text:list-item>
          <text:p text:style-name="P20">El <text:span text:style-name="T14">Lider del Proyecto podra modificar el nombre y la descripcion del proyecto asignado</text:span>.</text:p>
        </text:list-item>
        <text:list-item>
          <text:p text:style-name="P28">El Administrador del sistema podra modificar todos los atributos del proyecto.</text:p>
        </text:list-item>
        <text:list-item>
          <text:p text:style-name="P34">Se puede modificar los integrantes del comité de gestion de cambios.</text:p>
        </text:list-item>
        <text:list-item>
          <text:p text:style-name="P36"><text:span text:style-name="T11">El sistema registrará automáticamente el Usuario, la fecha y hora de la modi</text:span>ficación del Proyecto.</text:p>
        </text:list-item>
      </text:list>
      <text:p text:style-name="P4">Eliminacion de Proyectos</text:p>
      <text:list xml:id="list210956071681283" text:continue-numbering="true" text:style-name="WW8Num1">
        <text:list-item>
          <text:p text:style-name="P20">El Administrador <text:span text:style-name="T14">del Sistema </text:span>puede eliminar Proyectos.</text:p>
        </text:list-item>
        <text:list-item>
          <text:p text:style-name="P20">El Líder del Proyecto podrá eliminar Proyectos, con la confirmación del Administrador.</text:p>
        </text:list-item>
        <text:list-item>
          <text:p text:style-name="P36">El sistema registrará automáticamente el Usuario, la fecha y hora de la eliminación del Proyecto.</text:p>
        </text:list-item>
      </text:list>
      <text:p text:style-name="P5"><text:span text:style-name="T1">Creacion</text:span> de Fases</text:p>
      <text:list xml:id="list210955109733771" text:continue-numbering="true" text:style-name="WW8Num1">
        <text:list-item>
          <text:p text:style-name="P20">El sistema deberá permitir la creación de fases.</text:p>
        </text:list-item>
        <text:list-item>
          <text:p text:style-name="P29">Se podran crear Fases para un Proyecto con los siguientes datos:</text:p>
          <text:list>
            <text:list-item>
              <text:p text:style-name="P29">IdFase: identificador numerico unico de la fase.</text:p>
            </text:list-item>
            <text:list-item>
              <text:p text:style-name="P20">Nombre: <text:span text:style-name="T15">nombre de la fase.</text:span></text:p>
            </text:list-item>
            <text:list-item>
              <text:p text:style-name="P20">Descripción: <text:span text:style-name="T15">descripcion breve sobre la fase.</text:span></text:p>
            </text:list-item>
            <text:list-item>
              <text:p text:style-name="P29">Posicion: numero unico de sencuencia de la fase.</text:p>
              <text:list>
                <text:list-item>
                  <text:p text:style-name="P30">La posición es un número que determina la posición relativa de la fase con respecto a otras fases del proyecto.</text:p>
                </text:list-item>
              </text:list>
            </text:list-item>
            <text:list-item>
              <text:p text:style-name="P29">CantidadItems: cantidad de items de la fase.</text:p>
            </text:list-item>
            <text:list-item>
              <text:p text:style-name="P20">Estado: <text:span text:style-name="T15">estado actual de la fase.</text:span></text:p>
              <text:list>
                <text:list-item>
                  <text:p text:style-name="P29">Las fases pueden tener los siguientes estados:</text:p>
                  <text:list>
                    <text:list-item>
                      <text:p text:style-name="P21">Inicial: indica la ausencia de una Línea Base.</text:p>
                    </text:list-item>
                    <text:list-item>
                      <text:p text:style-name="P21">Desarrollo: indica que la fase contiene al menos una Línea Base y tiene al menos un ítem fuera de la Línea Base.</text:p>
                    </text:list-item>
                    <text:list-item>
                      <text:p text:style-name="P21">Finalizado: <text:span text:style-name="T3">indica que todos los ítems existentes en el proyecto tienen sucesores, a excepción de la última fase.</text:span></text:p>
                    </text:list-item>
                    <text:list-item>
                      <text:p text:style-name="P21">Revisión: <text:span text:style-name="T16">indica que la fase ha recibido, en estado Finalizado, una peticion de cambio de algun item.</text:span></text:p>
                    </text:list-item>
                    <text:list-item>
                      <text:p text:style-name="P21">Prueba: <text:span text:style-name="T16">indica que la fase esta en verificacion. Verifica la trazabilidad de todos los items antes de pasar al estado </text:span><text:soft-page-break/><text:span text:style-name="T16">Finalizado.</text:span></text:p>
                    </text:list-item>
                  </text:list>
                </text:list-item>
                <text:list-item>
                  <text:p text:style-name="P18">El estado por defecto a la hora de la creacion es <text:span text:style-name="T16">Inicial</text:span>.</text:p>
                </text:list-item>
              </text:list>
            </text:list-item>
            <text:list-item>
              <text:p text:style-name="P26">ConjuntoRoles: conjunto de roles asignado a la fase.</text:p>
              <text:list>
                <text:list-item>
                  <text:p text:style-name="P22"><text:span text:style-name="T17">El conjunto de roles de la fase es un subconjunto del dominio del conjunto de roles del proyecto.</text:span></text:p>
                </text:list-item>
              </text:list>
            </text:list-item>
          </text:list>
        </text:list-item>
        <text:list-item>
          <text:p text:style-name="P45">El Líder de Proyecto solo puede crear una fase del proyecto a la cual está asignada.</text:p>
        </text:list-item>
        <text:list-item>
          <text:p text:style-name="P47">Al crearse la Fase, su estado pasa de Pendiente a Activo.</text:p>
        </text:list-item>
        <text:list-item>
          <text:p text:style-name="P47">La Fase cambia del estado Activo a Finalizado, cuando usuario realiza las accion de finalizar la fase.</text:p>
        </text:list-item>
        <text:list-item>
          <text:p text:style-name="P47">Una Fase de numero de secuencia N no puede cambiar al estado Finalizado, si la fase N – 1 del mismo proyecto aun no esta en estado Finalizado.</text:p>
        </text:list-item>
        <text:list-item>
          <text:p text:style-name="P34">Las fases pueden ser importadas.</text:p>
          <text:list>
            <text:list-item>
              <text:p text:style-name="P48">La fase copiada tendra los mismos valores en sus atributos excepto el identificar de la fase y el conjunto de roles</text:p>
            </text:list-item>
            <text:list-item>
              <text:p text:style-name="P48">Solo se copiaran los roles que pertenezcan al dominio de roles del proyecto.</text:p>
            </text:list-item>
          </text:list>
        </text:list-item>
        <text:list-item>
          <text:p text:style-name="P35">El sistema registrará automáticamente el Usuario, la fecha y hora de la creación de la fase.</text:p>
        </text:list-item>
      </text:list>
      <text:p text:style-name="P4">Modificacion de Fases</text:p>
      <text:list xml:id="list210956044558858" text:continue-numbering="true" text:style-name="WW8Num1">
        <text:list-item>
          <text:p text:style-name="P20">El sistema deberá permitir la modificación de fases. </text:p>
        </text:list-item>
        <text:list-item>
          <text:p text:style-name="P20">Los valores modificables son:</text:p>
          <text:list>
            <text:list-item>
              <text:p text:style-name="P49"><text:span text:style-name="T4">Nombre</text:span><text:span text:style-name="T2">.</text:span></text:p>
            </text:list-item>
            <text:list-item>
              <text:p text:style-name="P44">Descripción.</text:p>
            </text:list-item>
          </text:list>
        </text:list-item>
        <text:list-item>
          <text:p text:style-name="P44">El Administrador puede modificar una fase.</text:p>
        </text:list-item>
        <text:list-item>
          <text:p text:style-name="P44">El Líder de Pro<text:span text:style-name="T5">yecto solo puede modificar una fase del proyecto a la cual está asignada.</text:span></text:p>
        </text:list-item>
        <text:list-item>
          <text:p text:style-name="P36">El sistema registrara automáticamente el Usuario, la fecha y hora de la modificación de la fase.</text:p>
        </text:list-item>
      </text:list>
      <text:p text:style-name="P4">Eliminacion de Fases</text:p>
      <text:list xml:id="list210955491140769" text:continue-numbering="true" text:style-name="WW8Num1">
        <text:list-item>
          <text:p text:style-name="P23">El Sistema deberá permitir la eliminación de Fases.</text:p>
        </text:list-item>
        <text:list-item>
          <text:p text:style-name="P23">La Fase solo podrá ser eliminada, si y solo si no corresponde a una Línea Base.</text:p>
        </text:list-item>
        <text:list-item>
          <text:p text:style-name="P23">El Administrador puede eliminar una Fase.</text:p>
        </text:list-item>
        <text:list-item>
          <text:p text:style-name="P23">El Líder de Proyecto solo puede modificar una fase del proyecto a la cual está asignada.</text:p>
        </text:list-item>
        <text:list-item>
          <text:p text:style-name="P37">El Sistema registrara automáticamente el Usuario, la fecha y hora de la eliminación de la Fase.</text:p>
        </text:list-item>
      </text:list>
      <text:p text:style-name="P4">Listado de Fases</text:p>
      <text:list xml:id="list210956408767082" text:continue-numbering="true" text:style-name="WW8Num1">
        <text:list-item>
          <text:p text:style-name="P23">El Sistema deberá permitir el Listado de Fases.</text:p>
        </text:list-item>
        <text:list-item>
          <text:p text:style-name="P23">El Administrador puede listar las Fases.</text:p>
        </text:list-item>
        <text:list-item>
          <text:p text:style-name="P23">El Líder de Proyecto puede listar fases del proyecto a la cual está asignada.</text:p>
        </text:list-item>
        <text:list-item>
          <text:p text:style-name="P37">El sistema registrara automáticamente el Usuario, la fecha y hora del listado de la fase.</text:p>
        </text:list-item>
      </text:list>
      <text:p text:style-name="P11">Administracion de Roles y Permisos</text:p>
      <text:p text:style-name="P5"><text:span text:style-name="T1">Creacion</text:span> de Roles</text:p>
      <text:list xml:id="list210954902380287" text:continue-numbering="true" text:style-name="WW8Num1">
        <text:list-item>
          <text:p text:style-name="P14">El sistema permitira la creacion de un nuevo Proyecto con los siguientes <text:soft-page-break/>atributos:</text:p>
          <text:list>
            <text:list-item>
              <text:p text:style-name="P31">IdRol: identificador numerico unico del rol.</text:p>
            </text:list-item>
            <text:list-item>
              <text:p text:style-name="P31">Nombre: nombre unico del rol.</text:p>
            </text:list-item>
            <text:list-item>
              <text:p text:style-name="P31">Descripcion: descripcion del rol.</text:p>
            </text:list-item>
            <text:list-item>
              <text:p text:style-name="P31">ConjuntoPermisos: conjunto de todos los permisos asociados al rol.</text:p>
            </text:list-item>
          </text:list>
        </text:list-item>
        <text:list-item>
          <text:p text:style-name="P23">El sistema registrara automáticamente el Usuario, la fecha y hora de la creación del Rol.</text:p>
        </text:list-item>
      </text:list>
      <text:p text:style-name="P4">Modificacion de Roles</text:p>
      <text:list xml:id="list210956574400001" text:continue-numbering="true" text:style-name="WW8Num1">
        <text:list-item>
          <text:p text:style-name="P23">El sistema permitirá modificar todos los datos de un Rol creados por el Usuario.</text:p>
        </text:list-item>
        <text:list-item>
          <text:p text:style-name="P23">El sistema registrara automáticamente el Usuario, la fecha y hora de la modificación del Rol.</text:p>
        </text:list-item>
      </text:list>
      <text:p text:style-name="P4">Eliminacion de Roles</text:p>
      <text:list xml:id="list210955960777317" text:continue-numbering="true" text:style-name="WW8Num1">
        <text:list-item>
          <text:p text:style-name="P23">El sistema permitirá eliminar los Roles creados por el Usuario Administrador.</text:p>
        </text:list-item>
        <text:list-item>
          <text:p text:style-name="P23">El sistema solicitará una confirmación al Administrador antes de eliminar el Rol.</text:p>
        </text:list-item>
        <text:list-item>
          <text:p text:style-name="P23">El sistema desasignará automáticamente el Rol a eliminar de los Usuarios que lo poseen.</text:p>
        </text:list-item>
      </text:list>
      <text:p text:style-name="P4">Listado de Roles</text:p>
      <text:list xml:id="list210955146639952" text:continue-numbering="true" text:style-name="WW8Num1">
        <text:list-item>
          <text:p text:style-name="P23">El sistema permitirá listar los roles existentes.</text:p>
        </text:list-item>
        <text:list-item>
          <text:p text:style-name="P23">El Administrador puede visualizar todos los roles existentes.</text:p>
        </text:list-item>
        <text:list-item>
          <text:p text:style-name="P23">El Líder del Proyecto puede visualizar todos los roles que pertenezcan a los proyectos a los cuales está asignado.</text:p>
        </text:list-item>
        <text:list-item>
          <text:p text:style-name="P23">El sistema registrara automáticamente el Usuario, la fecha y hora del listado de Roles.</text:p>
        </text:list-item>
      </text:list>
      <text:p text:style-name="P6">Asignacion de Roles</text:p>
      <text:list xml:id="list210955901005488" text:continue-numbering="true" text:style-name="WW8Num1">
        <text:list-item>
          <text:p text:style-name="P24">El sistema deberá permitir asignar roles a los usuarios, <text:span text:style-name="T18">fases y proyectos.</text:span></text:p>
        </text:list-item>
        <text:list-item>
          <text:p text:style-name="P32">Los roles asignados a un proyecto seran el dominio de roles para las fases y los usuarios. Como asi, los roles asignados a las fases seran el dominio de roles de los usuarios.</text:p>
        </text:list-item>
      </text:list>
      <text:p text:style-name="P7">Permisos</text:p>
      <text:list xml:id="list210955952570804" text:continue-numbering="true" text:style-name="WW8Num1">
        <text:list-item>
          <text:p text:style-name="P23">Todos los Permisos del Sistema serán predefinidos y no podrán ser modificados ni eliminados.</text:p>
        </text:list-item>
        <text:list-item>
          <text:p text:style-name="P23">Los Permisos se agrupan en tres niveles: Nivel de Proyecto, Nivel de Fase, Nivel de Ítem.</text:p>
        </text:list-item>
        <text:list-item>
          <text:p text:style-name="P23">Los Permisos a Nivel de Proyecto son:</text:p>
          <text:list>
            <text:list-item>
              <text:p text:style-name="P23">Control Total.</text:p>
            </text:list-item>
            <text:list-item>
              <text:p text:style-name="P23">Creación de Roles.</text:p>
            </text:list-item>
            <text:list-item>
              <text:p text:style-name="P23">Asignación de Roles a Usuarios.</text:p>
            </text:list-item>
            <text:list-item>
              <text:p text:style-name="P23">Administración de Fases.</text:p>
            </text:list-item>
            <text:list-item>
              <text:p text:style-name="P23">Administración de Tipos de Ítems.</text:p>
            </text:list-item>
            <text:list-item>
              <text:p text:style-name="P23">Consulta.</text:p>
            </text:list-item>
          </text:list>
        </text:list-item>
        <text:list-item>
          <text:p text:style-name="P23">Los Permisos a Nivel de Fase son:</text:p>
          <text:list>
            <text:list-item>
              <text:p text:style-name="P23">Control Total.</text:p>
            </text:list-item>
            <text:list-item>
              <text:p text:style-name="P23">Creación Líneas base.</text:p>
            </text:list-item>
            <text:list-item>
              <text:p text:style-name="P23">Ruptura de Líneas Base.</text:p>
            </text:list-item>
            <text:list-item>
              <text:p text:style-name="P23">Consulta de Líneas Base.</text:p>
            </text:list-item>
          </text:list>
        </text:list-item>
        <text:list-item>
          <text:p text:style-name="P23"><text:soft-page-break/>Los Permisos a Nivel de Ítem son:</text:p>
          <text:list>
            <text:list-item>
              <text:p text:style-name="P23">Creación.</text:p>
            </text:list-item>
            <text:list-item>
              <text:p text:style-name="P23">Modificación, Eliminación, Reversión y Resurrección.</text:p>
            </text:list-item>
            <text:list-item>
              <text:p text:style-name="P38">Aprobación.</text:p>
            </text:list-item>
            <text:list-item>
              <text:p text:style-name="P38">Desaprobación.</text:p>
            </text:list-item>
            <text:list-item>
              <text:p text:style-name="P39">Consulta.</text:p>
            </text:list-item>
          </text:list>
        </text:list-item>
      </text:list>
      <text:p text:style-name="P11">Administracion de Usuarios</text:p>
      <text:p text:style-name="P1">Creacion de <text:span text:style-name="T1">U</text:span>suarios</text:p>
      <text:list xml:id="list210956152628122" text:continue-numbering="true" text:style-name="WW8Num1">
        <text:list-item>
          <text:p text:style-name="P15">El sistema permitira la creacion de un nuevo <text:span text:style-name="T18">Usuario</text:span> con los siguientes atributos:</text:p>
          <text:list>
            <text:list-item>
              <text:p text:style-name="P32">IdUsuario: identificador unico del usuario.</text:p>
            </text:list-item>
            <text:list-item>
              <text:p text:style-name="P32">Nombre: nombre unico del usuario.</text:p>
            </text:list-item>
            <text:list-item>
              <text:p text:style-name="P33">Contraseña: contraseña del usuario.</text:p>
            </text:list-item>
            <text:list-item>
              <text:p text:style-name="P32">Estado: estado actual del usuario.</text:p>
              <text:list>
                <text:list-item>
                  <text:p text:style-name="P32">El usuario puede tener dos tipos de estados:</text:p>
                  <text:list>
                    <text:list-item>
                      <text:p text:style-name="P32">Inactivo (INA): El usuario esta habilitado para utilizar el sistema.</text:p>
                    </text:list-item>
                    <text:list-item>
                      <text:p text:style-name="P32">Activo (ACT): El usuario no esta habilitado para utilizar el sistema.</text:p>
                    </text:list-item>
                  </text:list>
                </text:list-item>
                <text:list-item>
                  <text:p text:style-name="P32">El estado por defecto del usuario es Inactivo.</text:p>
                </text:list-item>
              </text:list>
            </text:list-item>
            <text:list-item>
              <text:p text:style-name="P32">Correo: direccion de correo del usuario.</text:p>
            </text:list-item>
            <text:list-item>
              <text:p text:style-name="P32">NumTelefono: numero de tefeleno del usuario.</text:p>
            </text:list-item>
            <text:list-item>
              <text:p text:style-name="P33">Direccion: direccion geografica de la vivienda del usuario.</text:p>
            </text:list-item>
            <text:list-item>
              <text:p text:style-name="P32">Observacion: observacion acerca del usuario.</text:p>
            </text:list-item>
          </text:list>
        </text:list-item>
        <text:list-item>
          <text:p text:style-name="P33">El sistema registrara automaticamente la fecha y hora de la creacion del Usuario.</text:p>
        </text:list-item>
      </text:list>
      <text:p text:style-name="P2">Modificacion de Usuarios</text:p>
      <text:list xml:id="list210956232583325" text:continue-numbering="true" text:style-name="WW8Num1">
        <text:list-item>
          <text:p text:style-name="P23">No se podrá modificar ningún dato de un Usuario con estado Inactivo.</text:p>
        </text:list-item>
        <text:list-item>
          <text:p text:style-name="P23">Se podrán modificar los datos personales del Usuario con el estado Activo:</text:p>
          <text:list>
            <text:list-item>
              <text:p text:style-name="P23">Contraseña.</text:p>
            </text:list-item>
            <text:list-item>
              <text:p text:style-name="P23">Nombre</text:p>
            </text:list-item>
            <text:list-item>
              <text:p text:style-name="P33">Correo.</text:p>
            </text:list-item>
            <text:list-item>
              <text:p text:style-name="P23">N<text:span text:style-name="T19">umTelefono.</text:span></text:p>
            </text:list-item>
            <text:list-item>
              <text:p text:style-name="P23">Dirección</text:p>
            </text:list-item>
            <text:list-item>
              <text:p text:style-name="P23">Observación</text:p>
            </text:list-item>
          </text:list>
        </text:list-item>
        <text:list-item>
          <text:p text:style-name="P23">El Sistema registrara automáticamente el Usuario, la fecha y hora de la modificación del Usuario.</text:p>
        </text:list-item>
      </text:list>
      <text:p text:style-name="P2">Eliminacion de Usuarios</text:p>
      <text:list xml:id="list210956008625339" text:continue-numbering="true" text:style-name="WW8Num1">
        <text:list-item>
          <text:p text:style-name="P23">El sistema permitirá la eliminación de Usuarios.</text:p>
        </text:list-item>
        <text:list-item>
          <text:p text:style-name="P23">Solo el Administrador podrá eliminar Usuarios.</text:p>
        </text:list-item>
        <text:list-item>
          <text:p text:style-name="P23">Los Usuarios con Proyectos en curso no podrán ser eliminados.</text:p>
        </text:list-item>
        <text:list-item>
          <text:p text:style-name="P23">Si el Administrador intenta eliminar un Usuario con Proyectos en curso, le será notificada una advertencia de eliminación fallida.</text:p>
        </text:list-item>
        <text:list-item>
          <text:p text:style-name="P23">El sistema registrara automáticamente el Usuario, la fecha y hora de la creación del Cambio de Estado del Usuario.</text:p>
        </text:list-item>
      </text:list>
      <text:p text:style-name="P2">Listado de Usuarios</text:p>
      <text:list xml:id="list210955936872026" text:continue-numbering="true" text:style-name="WW8Num1">
        <text:list-item>
          <text:p text:style-name="P23">El sistema permitirá listar los usuarios existentes.</text:p>
        </text:list-item>
        <text:list-item>
          <text:p text:style-name="P23"><text:soft-page-break/>El Administrador puede visualizar todos los usuarios existentes.</text:p>
        </text:list-item>
        <text:list-item>
          <text:p text:style-name="P23">El Líder del Proyecto puede visualizar todos los usuarios que pertenezcan a los proyectos a los cuales está asignado.</text:p>
        </text:list-item>
        <text:list-item>
          <text:p text:style-name="P23">El sistema registrara automáticamente el Usuario, la fecha y hora del listado de usuarios.</text:p>
        </text:list-item>
      </text:list>
      <text:p text:style-name="P3">Cambio de Estado del Usuario</text:p>
      <text:list xml:id="list210954768694903" text:continue-numbering="true" text:style-name="WW8Num1">
        <text:list-item>
          <text:p text:style-name="P46">El sistema permitirá cambiar el estado de un Usuario de Activo a Inactivo y viceversa.</text:p>
        </text:list-item>
        <text:list-item>
          <text:p text:style-name="P46">Se deberá especificar el motivo del cambio de estado del Usuario.</text:p>
        </text:list-item>
        <text:list-item>
          <text:p text:style-name="P46">El sistema registrara automáticamente el Usuario, la fecha y hora de la Cambio de Estado del Usuario.</text:p>
        </text:list-item>
      </text:list>
      <text:p text:style-name="P1"><text:span text:style-name="T10">Autenticacion</text:span> de <text:span text:style-name="T1">U</text:span>suarios</text:p>
      <text:list xml:id="list210956498640940" text:continue-numbering="true" text:style-name="WW8Num1">
        <text:list-item>
          <text:p text:style-name="P51">Para que un Usuario ingrese al Sistema, deberá especificar su nombre de usuario y contraseña.</text:p>
        </text:list-item>
        <text:list-item>
          <text:p text:style-name="P51">El Sistema deberá verificar que el nombre de usuario y contraseña coincidan con los registrados.</text:p>
        </text:list-item>
        <text:list-item>
          <text:p text:style-name="P51">Una vez que el Sistema verifique los datos de Usuario, el Sistema creara una Sesión para el Usuario, en donde todas las operaciones realizadas por el mismo sean registradas.</text:p>
        </text:list-item>
        <text:list-item>
          <text:p text:style-name="P51">El Usuario deberá seleccionar un Proyecto de la Lista de Proyectos de los cuales es miembro.</text:p>
        </text:list-item>
      </text:list>
      <text:p text:style-name="P8"><text:span text:style-name="T8">Autorizacion</text:span><text:span text:style-name="T6"> de </text:span><text:span text:style-name="T7">U</text:span><text:span text:style-name="T6">suarios</text:span></text:p>
      <text:list xml:id="list210955254442190" text:continue-numbering="true" text:style-name="WW8Num1">
        <text:list-item>
          <text:p text:style-name="P51">Una vez iniciado la Sesión, el Sistema obtendrá todos los Roles asignados al Usuario.</text:p>
        </text:list-item>
        <text:list-item>
          <text:p text:style-name="P51">El Sistema habilitara el acceso a los Módulos del Sistema, de acuerdo a los permisos de cada Rol asignado al Usuario.</text:p>
        </text:list-item>
        <text:list-item>
          <text:p text:style-name="P51">Una vez que el Usuario acceda a uno de los Módulos del Sistema, de acuerdo a sus Permisos, se habilitara las funcionalidades correspondientes.</text:p>
        </text:list-item>
      </text:list>
      <text:p text:style-name="P9">Modulo de Desarrollo</text:p>
      <text:p text:style-name="P12">Administracion de Items</text:p>
      <text:p text:style-name="P1">Creacion de Items</text:p>
      <text:list xml:id="list210956769735829" text:continue-numbering="true" text:style-name="WW8Num1">
        <text:list-item>
          <text:p text:style-name="P46">El sistema deberá permitir la creación de ítems.</text:p>
        </text:list-item>
        <text:list-item>
          <text:p text:style-name="P46">El sistema permitirá la definición de características propias para un ítem de configuración.</text:p>
        </text:list-item>
        <text:list-item>
          <text:p text:style-name="P46">Se deberá identificar los atributos comunes para todos los ítems y la posibilidad de definición de características específicas para un tipo de ítem específico.</text:p>
        </text:list-item>
        <text:list-item>
          <text:p text:style-name="P46">El sistema deberá permitir generar los ítems de las fases de los proyectos.</text:p>
        </text:list-item>
        <text:list-item>
          <text:p text:style-name="P46">El sistema deberá enumerar automáticamente los ítems de cada fase, además de registrar la versión, prioridad, estado, descripción, observaciones y la posibilidad de incluir archivos externos relacionados.</text:p>
        </text:list-item>
        <text:list-item>
          <text:p text:style-name="P46">El sistema permitirá la definición de características propias para un ítem de configuración. Se deberá identificar los atributos comunes para todos los ítems y la posibilidad de definición de características específicas para un tipo de ítem específico.</text:p>
        </text:list-item>
        <text:list-item>
          <text:p text:style-name="P46">El sistema deberá mantener para cada ítem un historial de las <text:soft-page-break/>modificaciones con la posibilidad de realizar reversiones a versiones anteriores.</text:p>
        </text:list-item>
        <text:list-item>
          <text:p text:style-name="P46">Todos los ítems deberán poseer relaciones con otros ítems de otras fases o de su misma fase.</text:p>
        </text:list-item>
        <text:list-item>
          <text:p text:style-name="P46">Se deberá contemplar varios tipos de relaciones, como por ejemplo antecesor, sucesor, padre e hijo. <text:s/></text:p>
        </text:list-item>
        <text:list-item>
          <text:p text:style-name="P46">Se deberá realizar los controles específicos para no formar bucles en relaciones entre los distintos ítems.</text:p>
        </text:list-item>
        <text:list-item>
          <text:p text:style-name="P46">El sistema podrá definir dependencias entre todos los elementos mencionados de manera a realizar el cálculo de impacto y cálculo de costo sobre el proyecto que podría surgir en el caso de realizarse cambios sobre un ítem del producto.</text:p>
        </text:list-item>
      </text:list>
      <text:p text:style-name="P2">Modificacion de Items</text:p>
      <text:list xml:id="list210955642198954" text:continue-numbering="true" text:style-name="WW8Num1">
        <text:list-item>
          <text:p text:style-name="P23">El sistema permitirá la modificación de ítems.</text:p>
        </text:list-item>
        <text:list-item>
          <text:p text:style-name="P23">Por defecto el Usuario Administrador puede modificar ítems.</text:p>
        </text:list-item>
        <text:list-item>
          <text:p text:style-name="P46">El Usuario Líder de Proyecto solo puede modificar ítems de los proyectos en los cuales es Líder.</text:p>
        </text:list-item>
        <text:list-item>
          <text:p text:style-name="P46">Un Usuario común puede modificar ítems, con la aceptación de un Administrador o la de un Líder de Proyecto a la cual está asignado.</text:p>
        </text:list-item>
        <text:list-item>
          <text:p text:style-name="P46">El sistema registrará automáticamente el Usuario, la fecha y hora de la modificación del ítem.</text:p>
        </text:list-item>
      </text:list>
      <text:p text:style-name="P2">Eliminacion de Items</text:p>
      <text:list xml:id="list210956650933611" text:continue-numbering="true" text:style-name="WW8Num1">
        <text:list-item>
          <text:p text:style-name="P46">El sistema permitirá la eliminación de ítems.</text:p>
        </text:list-item>
        <text:list-item>
          <text:p text:style-name="P46">Por defecto el Usuario Administrador puede eliminar ítems.</text:p>
        </text:list-item>
        <text:list-item>
          <text:p text:style-name="P46">El Usuario Líder de Proyecto solo puede modificar ítems de los proyectos en los cuales es Líder.</text:p>
        </text:list-item>
        <text:list-item>
          <text:p text:style-name="P46">Un Usuario común puede eliminar ítems, con la aceptación de un Administrador o la de un Líder de Proyecto a la cual está asignado.</text:p>
        </text:list-item>
        <text:list-item>
          <text:p text:style-name="P46">El sistema registrará automáticamente el Usuario, la fecha y hora de la eliminación del ítem.</text:p>
        </text:list-item>
      </text:list>
      <text:p text:style-name="P2"><text:span text:style-name="T9">Revision</text:span> de Items</text:p>
      <text:list xml:id="list210956679079529" text:continue-numbering="true" text:style-name="WW8Num1">
        <text:list-item>
          <text:p text:style-name="P46">El sistema permitirá la reversión de ítems.</text:p>
        </text:list-item>
        <text:list-item>
          <text:p text:style-name="P46">Por defecto el Usuario Administrador puede revertir ítems.</text:p>
        </text:list-item>
        <text:list-item>
          <text:p text:style-name="P46">El Usuario Líder de Proyecto solo puede revertir ítems de los proyectos en los cuales es Líder.</text:p>
        </text:list-item>
        <text:list-item>
          <text:p text:style-name="P46">El sistema registrará automáticamente el Usuario, la fecha y hora de la reversión del ítem.</text:p>
        </text:list-item>
      </text:list>
      <text:p text:style-name="P12">Administracion de Tipo de <text:span text:style-name="T1">Atributos</text:span></text:p>
      <text:p text:style-name="P1">Creacion de Tipo de <text:span text:style-name="T1">Atributos</text:span></text:p>
      <text:list xml:id="list210955194876571" text:continue-numbering="true" text:style-name="WW8Num1">
        <text:list-item>
          <text:p text:style-name="P46">El sistema permitirá la creación de Tipos de Atributos.</text:p>
        </text:list-item>
        <text:list-item>
          <text:p text:style-name="P46">El sistema asignara un código numérico que identificara unívocamente al Tipo de Atributo en el sistema.</text:p>
        </text:list-item>
        <text:list-item>
          <text:p text:style-name="P46">Se deberá especificar el nombre del Tipo de Atributo.</text:p>
        </text:list-item>
        <text:list-item>
          <text:p text:style-name="P46">El sistema verificara que el nombre de Tipo de Atributo sea único en el sistema.</text:p>
        </text:list-item>
        <text:list-item>
          <text:p text:style-name="P46">Se deberá seleccionar el Tipo de Dato, que puede ser:</text:p>
          <text:list>
            <text:list-item>
              <text:p text:style-name="P46">Numérico</text:p>
            </text:list-item>
            <text:list-item>
              <text:p text:style-name="P46"><text:soft-page-break/>Texto</text:p>
            </text:list-item>
            <text:list-item>
              <text:p text:style-name="P46">Fecha</text:p>
            </text:list-item>
            <text:list-item>
              <text:p text:style-name="P46">Lógico (verdadero o falso)</text:p>
            </text:list-item>
          </text:list>
        </text:list-item>
        <text:list-item>
          <text:p text:style-name="P46">En caso de que el Tipo de Dato seleccionado sea Numérico, se deberá especificar la precisión del Tipo de Atributo.</text:p>
        </text:list-item>
        <text:list-item>
          <text:p text:style-name="P46">En caso de que el Tipo de Dato seleccionado sea Numérico o Texto, se deberá especificar la longitud máxima del valor del Tipo de Atributo.</text:p>
        </text:list-item>
        <text:list-item>
          <text:p text:style-name="P46">En caso de que el Tipo de Dato seleccionado sea Fecha, se deberá especificar</text:p>
        </text:list-item>
        <text:list-item>
          <text:p text:style-name="P46">Se podrá especificar una observación del Tipo de Atributo.</text:p>
        </text:list-item>
        <text:list-item>
          <text:p text:style-name="P46">El sistema registrara automáticamente el Usuario, la fecha y hora de la creación del Tipo de Atributo.</text:p>
        </text:list-item>
      </text:list>
      <text:p text:style-name="P9">Modulo de Getion de Cambios</text:p>
      <text:p text:style-name="P12">Administracion de Lineas Base</text:p>
      <text:p text:style-name="P1">Lineas Base totales</text:p>
      <text:list xml:id="list210955163180171" text:continue-numbering="true" text:style-name="WW8Num1">
        <text:list-item>
          <text:p text:style-name="P23">El sistema deberá permitir la generación de una Línea Base (LB) a la finalización de cada etapa. La misma deberá ser realizada por un usuario con el rol correspondiente y con los permisos sobre el proyecto.</text:p>
        </text:list-item>
        <text:list-item>
          <text:p text:style-name="P23">Una vez creado la Línea Base, se bloquearán las modificaciones futuras de los atributos de definición de los ítems involucrados en la fase correspondientes.</text:p>
        </text:list-item>
        <text:list-item>
          <text:p text:style-name="P23">Se bloquearan las modificaciones y eliminaciones futuras de la fase correspondiente.</text:p>
        </text:list-item>
        <text:list-item>
          <text:p text:style-name="P23">El sistema deberá permitir el control de las líneas bases generados por proyecto.</text:p>
        </text:list-item>
        <text:list-item>
          <text:p text:style-name="P23">El sistema deberá permitir la gestión de los cambios de los elementos que se encuentren en las líneas bases.</text:p>
        </text:list-item>
        <text:list-item>
          <text:p text:style-name="P23">El sistema podrá realizar Líneas Bases parciales sobre ciertos ítems de una fase.</text:p>
        </text:list-item>
        <text:list-item>
          <text:p text:style-name="P23">El sistema deberá generar un informe con la descripción de todos los ítems involucrados en la línea base con el estado actual del mismo y la versión. </text:p>
        </text:list-item>
      </text:list>
      <text:p text:style-name="P1">Lineas Base parciales</text:p>
      <text:p text:style-name="P1"/>
      <text:p text:style-name="P12">Gestion de Cambios</text:p>
      <text:p text:style-name="P1">Peticion del Comite de Cambios</text:p>
      <text:p text:style-name="P1"/>
      <text:p text:style-name="P1">Permisos especiales para la modificacion de un item</text:p>
      <text:p text:style-name="P1"/>
      <text:p text:style-name="P12">Calculo de Impacto</text:p>
      <text:p text:style-name="P1">Calculo de impacto de un item</text:p>
      <text:list xml:id="list210956151493987" text:continue-numbering="true" text:style-name="WW8Num1">
        <text:list-item>
          <text:p text:style-name="P42">Se podra calcular el impacto de un item a partir del item seleccionado.</text:p>
        </text:list-item>
        <text:list-item>
          <text:p text:style-name="P41"><text:span text:style-name="T20">El impacto es la suma total de todas las complejidades de sus sucesores e hijos.</text:span></text:p>
        </text:list-item>
        <text:list-item>
          <text:p text:style-name="P40">El sistema podrá generar un grafo a partir del ítem indicado por el usuario <text:soft-page-break/>que muestre de forma visual las relaciones que el ítem posee con otros.</text:p>
        </text:list-item>
        <text:list-item>
          <text:p text:style-name="P40">El sistema podrá generar una lista de los ítems que forma el grafo en donde se detallarán la descripción del ítem, tiempo y costo asociados.</text:p>
        </text:list-item>
        <text:list-item>
          <text:p text:style-name="P40">El sistema deberá desplegar el grafo y la lista de ítem asociado en caso de modificación de un ítem.</text:p>
        </text:list-item>
        <text:list-item>
          <text:p text:style-name="P40">El sistema deberá desplegar el grafo y la lista de ítem asociado en caso de reversión de un ítem.</text:p>
        </text:list-item>
        <text:list-item>
          <text:p text:style-name="P43">El sistema deberá informar al usuario el costo y tiempo total obtenido de la sumatoria de los valores de la lista de ítem.</text:p>
        </text:list-item>
        <text:list-item>
          <text:p text:style-name="P4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 Math1" svg:font-family="'Cambria Math'"/>
    <style:font-face style:name="Lohit Hindi1" svg:font-family="'Lohit Hindi'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in_20_espaciado" style:display-name="Sin espaciado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tandard_20__28_user_29_" style:display-name="Standard (user)" style:family="paragraph">
      <style:paragraph-properties fo:margin-top="0in" fo:margin-bottom="0.139in" style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es" fo:country="PY" style:letter-kerning="true" style:font-name-asian="SimSun" style:font-family-asian="SimSun, 宋体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Standard_20__28_user_29_"/>
    <style:style style:name="WW8Num1z0" style:family="text">
      <style:text-properties style:font-name="Cambria Math" fo:font-family="'Cambria Math'" style:font-family-generic="roman" style:font-pitch="variable" fo:font-size="10pt" style:letter-kerning="true" style:font-name-asian="Arial" style:font-family-asian="Arial" style:font-family-generic-asian="swiss" style:font-pitch-asian="variable" style:font-size-asian="10pt" style:font-name-complex="Cambria Math" style:font-family-complex="'Cambria Math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Numbering_20_Symbols" style:num-prefix="RF-" style:num-format="1">
        <style:list-level-properties text:list-level-position-and-space-mode="label-alignment" fo:text-align="center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RF-" style:num-format="1" text:display-levels="2">
        <style:list-level-properties text:list-level-position-and-space-mode="label-alignment" fo:text-align="center">
          <style:list-level-label-alignment text:label-followed-by="space" fo:text-indent="-0.25in" fo:margin-left="1in"/>
        </style:list-level-properties>
      </text:list-level-style-number>
      <text:list-level-style-number text:level="3" text:style-name="Numbering_20_Symbols" style:num-prefix="RF-" style:num-format="1" text:display-levels="3">
        <style:list-level-properties text:list-level-position-and-space-mode="label-alignment" fo:text-align="center">
          <style:list-level-label-alignment text:label-followed-by="space" fo:text-indent="-0.1252in" fo:margin-left="1.5in"/>
        </style:list-level-properties>
      </text:list-level-style-number>
      <text:list-level-style-number text:level="4" text:style-name="Numbering_20_Symbols" style:num-prefix="RF-" style:num-format="1" text:display-levels="4">
        <style:list-level-properties text:list-level-position-and-space-mode="label-alignment" fo:text-align="center">
          <style:list-level-label-alignment text:label-followed-by="space" fo:text-indent="-0.25in" fo:margin-left="2in"/>
        </style:list-level-properties>
      </text:list-level-style-number>
      <text:list-level-style-number text:level="5" text:style-name="Numbering_20_Symbols" style:num-prefix="RF-" style:num-format="1" text:display-levels="5">
        <style:list-level-properties text:list-level-position-and-space-mode="label-alignment" fo:text-align="center">
          <style:list-level-label-alignment text:label-followed-by="space" fo:text-indent="-0.25in" fo:margin-left="2.5in"/>
        </style:list-level-properties>
      </text:list-level-style-number>
      <text:list-level-style-number text:level="6" text:style-name="Numbering_20_Symbols" style:num-prefix="RF-" style:num-format="1" text:display-levels="6">
        <style:list-level-properties text:list-level-position-and-space-mode="label-alignment" fo:text-align="center">
          <style:list-level-label-alignment text:label-followed-by="space" fo:text-indent="-0.1252in" fo:margin-left="3in"/>
        </style:list-level-properties>
      </text:list-level-style-number>
      <text:list-level-style-number text:level="7" text:style-name="Numbering_20_Symbols" style:num-prefix="RF-" style:num-format="1" text:display-levels="7">
        <style:list-level-properties text:list-level-position-and-space-mode="label-alignment" fo:text-align="center">
          <style:list-level-label-alignment text:label-followed-by="space" fo:text-indent="-0.25in" fo:margin-left="3.5in"/>
        </style:list-level-properties>
      </text:list-level-style-number>
      <text:list-level-style-number text:level="8" text:style-name="Numbering_20_Symbols" style:num-prefix="RF-" style:num-format="1" text:display-levels="8">
        <style:list-level-properties text:list-level-position-and-space-mode="label-alignment" fo:text-align="center">
          <style:list-level-label-alignment text:label-followed-by="space" fo:text-indent="-0.25in" fo:margin-left="4in"/>
        </style:list-level-properties>
      </text:list-level-style-number>
      <text:list-level-style-number text:level="9" text:style-name="Numbering_20_Symbols" style:num-prefix="RF-" style:num-format="1" text:display-levels="9">
        <style:list-level-properties text:list-level-position-and-space-mode="label-alignment" fo:text-align="center">
          <style:list-level-label-alignment text:label-followed-by="space" fo:text-indent="-0.1252in" fo:margin-left="4.5in"/>
        </style:list-level-properties>
      </text:list-level-style-number>
      <text:list-level-style-number text:level="10" text:style-name="Numbering_20_Symbols" style:num-prefix="RF-" style:num-format="1" text:display-levels="10">
        <style:list-level-properties text:list-level-position-and-space-mode="label-alignment" fo:text-align="center">
          <style:list-level-label-alignment text:label-followed-by="space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ira </meta:initial-creator>
    <meta:creation-date>2014-03-06T08:42:35.594951706</meta:creation-date>
    <dc:date>2014-03-08T21:09:54.589253691</dc:date>
    <dc:creator>Akira </dc:creator>
    <meta:editing-duration>PT2H18M40S</meta:editing-duration>
    <meta:editing-cycles>8</meta:editing-cycles>
    <meta:generator>LibreOffice/4.1.5.3$Linux_X86_64 LibreOffice_project/410m0$Build-3</meta:generator>
    <meta:printed-by>Akira </meta:printed-by>
    <meta:print-date>2014-03-08T20:02:17.700337964</meta:print-date>
    <meta:document-statistic meta:table-count="0" meta:image-count="0" meta:object-count="0" meta:page-count="9" meta:paragraph-count="262" meta:word-count="2868" meta:character-count="17810" meta:non-whitespace-character-count="15417"/>
  </office:meta>
</office:document-meta>
</file>